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7.39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260.94mm" svg:height="138.03mm" svg:x="6.59mm" svg:y="75.97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1" table:default-cell-style-name="ce5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35" table:formula="of:=[.B2]" office:value-type="string" office:string-value="1. quarter" calcext:value-type="string">
            <text:p>1. quarter</text:p>
          </table:table-cell>
          <table:table-cell table:style-name="ce35" table:formula="of:=[.C2]" office:value-type="string" office:string-value="2. quarter" calcext:value-type="string">
            <text:p>2. quarter</text:p>
          </table:table-cell>
          <table:table-cell table:style-name="ce35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41" table:formula="of:=[.B6]*[.$B14]" office:value-type="float" office:value="2504850" calcext:value-type="float">
            <text:p><text:s/>2 504 850 Ft </text:p>
          </table:table-cell>
          <table:table-cell table:style-name="ce41" table:formula="of:=[.C6]*[.$B14]" office:value-type="float" office:value="5009700" calcext:value-type="float">
            <text:p><text:s/>5 009 700 Ft </text:p>
          </table:table-cell>
          <table:table-cell table:style-name="ce41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00.00.00</text:date>, <text:time style:data-style-name="N2" text:time-value="21:43:59.4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6T21:44:09.706000000</dc:date>
    <meta:print-date>2006-09-05T16:08:04</meta:print-date>
    <meta:editing-duration>PT31M3S</meta:editing-duration>
    <meta:editing-cycles>23</meta:editing-cycles>
    <meta:generator>LibreOfficeDev/5.4.0.0.alpha0$Windows_x86 LibreOffice_project/63e370c8117aeb2a1863c4b9262f512ea5a8c11c</meta:generator>
    <meta:document-statistic meta:table-count="1" meta:cell-count="7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ff7f00" draw:fill-color="#ff7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095cm" svg:height="13.804cm" xlink:href=".." xlink:type="simple" chart:class="chart:line" chart:style-name="ch1">
        <chart:legend svg:x="22.236cm" svg:y="5.962cm" style:legend-expansion="custom" chartooo:width="3.857cm" chartooo:height="1.88cm" style:legend-expansion-aspect-ratio="2.05159574468085" chart:style-name="ch2"/>
        <chart:plot-area chart:style-name="ch3" table:cell-range-address="Mo_példa_06_a.D10:Mo_példa_06_a.H14" chart:data-source-has-labels="both" svg:x="0.521cm" svg:y="0.276cm" svg:width="21.715cm" svg:height="13.25cm">
          <chartooo:coordinate-region svg:x="3.101cm" svg:y="0.449cm" svg:width="18.406cm" svg:height="12.483cm"/>
          <chart:axis chart:dimension="x" chart:name="primary-x" chart:style-name="ch4" chartooo:axis-type="auto">
            <chartooo:date-scale/>
            <chart:categories table:cell-range-address="Mo_példa_06_a.E10:Mo_példa_06_a.H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8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9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10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H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